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5-10-12" calcext:value-type="date">
            <text:p>Monday, 2015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3" calcext:value-type="date">
            <text:p>Tuesday, 2015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4" calcext:value-type="date">
            <text:p>Wednesday, 2015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5" calcext:value-type="date">
            <text:p>Thursday, 2015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6" calcext:value-type="date">
            <text:p>Friday, 2015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7" calcext:value-type="date">
            <text:p>Saturday, 2015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8" calcext:value-type="date">
            <text:p>Sunday, 2015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9" calcext:value-type="date">
            <text:p>Monday, 2015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0" calcext:value-type="date">
            <text:p>Tuesday, 2015-10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1" calcext:value-type="date">
            <text:p>Wednesday, 2015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2" calcext:value-type="date">
            <text:p>Thursday, 2015-10-22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table:number-columns-repeated="2"/>
        </table:table-row>
        <table:table-row table:style-name="ro2">
          <table:table-cell office:value-type="date" office:date-value="2015-10-23" calcext:value-type="date">
            <text:p>Friday, 2015-10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4" calcext:value-type="date">
            <text:p>Saturday, 2015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5" calcext:value-type="date">
            <text:p>Sunday, 2015-10-25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5-10-26" calcext:value-type="date">
            <text:p>Monday, 2015-10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7" calcext:value-type="date">
            <text:p>Tuesday, 2015-10-27</text:p>
          </table:table-cell>
          <table:table-cell table:number-columns-repeated="3" table:style-name="ce6" office:value-type="time" office:time-value="PT01H15M00S" calcext:value-type="time">
            <text:p>01:15</text:p>
          </table:table-cell>
          <table:table-cell table:number-columns-repeated="2"/>
        </table:table-row>
        <table:table-row table:style-name="ro2">
          <table:table-cell office:value-type="date" office:date-value="2015-10-28" calcext:value-type="date">
            <text:p>Wednesday, 2015-10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9" calcext:value-type="date">
            <text:p>Thursday, 2015-10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30" calcext:value-type="date">
            <text:p>Friday, 2015-10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31" calcext:value-type="date">
            <text:p>Saturday, 2015-10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1" calcext:value-type="date">
            <text:p>Sunday, 2015-1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2" calcext:value-type="date">
            <text:p>Monday, 2015-1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3" calcext:value-type="date">
            <text:p>Tuesday, 2015-1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4" calcext:value-type="date">
            <text:p>Wednesday, 2015-1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5" calcext:value-type="date">
            <text:p>Thursday, 2015-1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6" calcext:value-type="date">
            <text:p>Friday, 2015-1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7" calcext:value-type="date">
            <text:p>Saturday, 2015-1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8" calcext:value-type="date">
            <text:p>Sunday, 2015-1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9" calcext:value-type="date">
            <text:p>Monday, 2015-1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0" calcext:value-type="date">
            <text:p>Tuesday, 2015-1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1" calcext:value-type="date">
            <text:p>Wednesday, 2015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2" calcext:value-type="date">
            <text:p>Thursday, 2015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3" calcext:value-type="date">
            <text:p>Friday, 2015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4" calcext:value-type="date">
            <text:p>Saturday, 2015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5" calcext:value-type="date">
            <text:p>Sunday, 2015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6" calcext:value-type="date">
            <text:p>Monday, 2015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7" calcext:value-type="date">
            <text:p>Tuesday, 2015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8" calcext:value-type="date">
            <text:p>Wednesday, 2015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9" calcext:value-type="date">
            <text:p>Thursday, 2015-1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0" calcext:value-type="date">
            <text:p>Friday, 2015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1" calcext:value-type="date">
            <text:p>Saturday, 2015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2" calcext:value-type="date">
            <text:p>Sunday, 2015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3" calcext:value-type="date">
            <text:p>Monday, 2015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4" calcext:value-type="date">
            <text:p>Tuesday, 2015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5" calcext:value-type="date">
            <text:p>Wednesday, 2015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6" calcext:value-type="date">
            <text:p>Thursday, 2015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7" calcext:value-type="date">
            <text:p>Friday, 2015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8" calcext:value-type="date">
            <text:p>Saturday, 2015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9" calcext:value-type="date">
            <text:p>Sunday, 2015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30" calcext:value-type="date">
            <text:p>Monday, 2015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1" calcext:value-type="date">
            <text:p>Tuesday, 2015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2" calcext:value-type="date">
            <text:p>Wednesday, 2015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3" calcext:value-type="date">
            <text:p>Thursday, 2015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4" calcext:value-type="date">
            <text:p>Friday, 2015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5" calcext:value-type="date">
            <text:p>Saturday, 2015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6" calcext:value-type="date">
            <text:p>Sunday, 2015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7" calcext:value-type="date">
            <text:p>Monday, 2015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8" calcext:value-type="date">
            <text:p>Tuesday, 2015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9" calcext:value-type="date">
            <text:p>Wednesday, 2015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0" calcext:value-type="date">
            <text:p>Thursday, 2015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1" calcext:value-type="date">
            <text:p>Friday, 2015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2" calcext:value-type="date">
            <text:p>Saturday, 2015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3" calcext:value-type="date">
            <text:p>Sunday, 2015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4" calcext:value-type="date">
            <text:p>Monday, 2015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5" calcext:value-type="date">
            <text:p>Tuesday, 2015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6" calcext:value-type="date">
            <text:p>Wednesday, 2015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7" calcext:value-type="date">
            <text:p>Thursday, 2015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8" calcext:value-type="date">
            <text:p>Friday, 2015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9" calcext:value-type="date">
            <text:p>Saturday, 2015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0" calcext:value-type="date">
            <text:p>Sunday, 2015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1" calcext:value-type="date">
            <text:p>Monday, 2015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2" calcext:value-type="date">
            <text:p>Tuesday, 2015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3" calcext:value-type="date">
            <text:p>Wednesday, 2015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4" calcext:value-type="date">
            <text:p>Thursday, 2015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5" calcext:value-type="date">
            <text:p>Friday, 2015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6" calcext:value-type="date">
            <text:p>Saturday, 2015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7" calcext:value-type="date">
            <text:p>Sunday, 2015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8" calcext:value-type="date">
            <text:p>Monday, 2015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9" calcext:value-type="date">
            <text:p>Tuesday, 2015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30" calcext:value-type="date">
            <text:p>Wednesday, 2015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31" calcext:value-type="date">
            <text:p>Thursday, 2015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1" calcext:value-type="date">
            <text:p>Friday, 2016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2" calcext:value-type="date">
            <text:p>Saturday, 2016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3" calcext:value-type="date">
            <text:p>Sunday, 2016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4" calcext:value-type="date">
            <text:p>Monday, 2016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5" calcext:value-type="date">
            <text:p>Tuesday, 2016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6" calcext:value-type="date">
            <text:p>Wednesday, 2016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7" calcext:value-type="date">
            <text:p>Thursday, 2016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8" calcext:value-type="date">
            <text:p>Friday, 2016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9" calcext:value-type="date">
            <text:p>Saturday, 2016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0" calcext:value-type="date">
            <text:p>Sunday, 2016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1" calcext:value-type="date">
            <text:p>Monday, 2016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2" calcext:value-type="date">
            <text:p>Tuesday, 2016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3" calcext:value-type="date">
            <text:p>Wednesday, 2016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4" calcext:value-type="date">
            <text:p>Thursday, 2016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5" calcext:value-type="date">
            <text:p>Friday, 2016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6" calcext:value-type="date">
            <text:p>Saturday, 2016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7" calcext:value-type="date">
            <text:p>Sunday, 2016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8" calcext:value-type="date">
            <text:p>Monday, 2016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9" calcext:value-type="date">
            <text:p>Tuesday, 2016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0" calcext:value-type="date">
            <text:p>Wednesday, 2016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1" calcext:value-type="date">
            <text:p>Thursday, 2016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2" calcext:value-type="date">
            <text:p>Friday, 2016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3" calcext:value-type="date">
            <text:p>Saturday, 2016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4" calcext:value-type="date">
            <text:p>Sunday, 2016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5" calcext:value-type="date">
            <text:p>Monday, 2016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6" calcext:value-type="date">
            <text:p>Tuesday, 2016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7" calcext:value-type="date">
            <text:p>Wednesday, 2016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8" calcext:value-type="date">
            <text:p>Thursday, 2016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9" calcext:value-type="date">
            <text:p>Friday, 2016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30" calcext:value-type="date">
            <text:p>Saturday, 2016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31" calcext:value-type="date">
            <text:p>Sunday, 2016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1" calcext:value-type="date">
            <text:p>Monday, 2016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2" calcext:value-type="date">
            <text:p>Tuesday, 2016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3" calcext:value-type="date">
            <text:p>Wednesday, 2016-0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4" calcext:value-type="date">
            <text:p>Thursday, 2016-0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5" calcext:value-type="date">
            <text:p>Friday, 2016-02-05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01H45M00S" calcext:value-type="time">
            <text:p>01:45</text:p>
          </table:table-cell>
          <table:table-cell table:style-name="ce7" table:formula="of:=SUM([.C4:.C120])" office:value-type="time" office:time-value="PT03H00M00S" calcext:value-type="time">
            <text:p>03:00</text:p>
          </table:table-cell>
          <table:table-cell table:style-name="ce7" table:formula="of:=SUM([.D4:.D120])" office:value-type="time" office:time-value="PT01H45M00S" calcext:value-type="time">
            <text:p>01:45</text:p>
          </table:table-cell>
          <table:table-cell/>
          <table:table-cell table:style-name="ce10" table:formula="of:=SUM([.B122:.D122])" office:value-type="time" office:time-value="PT06H30M00S" calcext:value-type="time">
            <text:p>06:30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3:00:07.3339680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10M11S</meta:editing-duration>
    <meta:editing-cycles>8</meta:editing-cycles>
    <meta:generator>LibreOffice/5.2.2.2.0$Linux_X86_64 LibreOffice_project/20m0$Build-2</meta:generator>
    <meta:initial-creator>Kai Mindermann</meta:initial-creator>
    <dc:date>2016-10-25T13:00:27.200943070</dc:date>
    <meta:document-statistic meta:table-count="1" meta:cell-count="143" meta:object-count="0"/>
  </office:meta>
</office:document-meta>
</file>